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0d30" officeooo:paragraph-rsid="001e0d30"/>
    </style:style>
    <style:style style:name="P2" style:family="paragraph" style:parent-style-name="Standard">
      <style:text-properties fo:font-weight="bold" officeooo:rsid="001e0d30" officeooo:paragraph-rsid="001e0d30" style:font-weight-asian="bold" style:font-weight-complex="bold"/>
    </style:style>
    <style:style style:name="P3" style:family="paragraph" style:parent-style-name="Standard">
      <style:text-properties officeooo:rsid="001e2afa" officeooo:paragraph-rsid="001e2a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penFPGA install and compile</text:p>
      <text:p text:style-name="P1"><text:a xlink:type="simple" xlink:href="https://openfpga.readthedocs.io/en/master/tutorials/getting_started/compile/" text:style-name="Internet_20_link" text:visited-style-name="Visited_20_Internet_20_Link">https://openfpga.readthedocs.io/en/master/tutorials/getting_started/compile/</text:a></text:p>
      <text:p text:style-name="P3">Verify the compilation--(run from the OpenFPGA root folder)</text:p>
      <text:p text:style-name="P3">python3 openfpga_flow/scripts/run_fpga_task.py compilation_verification --debug --show_thread_log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01:12:19.857621385</meta:creation-date>
    <dc:date>2024-10-01T01:17:51.244570507</dc:date>
    <meta:editing-duration>PT5M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4" meta:word-count="21" meta:character-count="261" meta:non-whitespace-character-count="247"/>
  </office:meta>
</office:document-meta>
</file>